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032cm" fo:margin-top="0cm" fo:margin-bottom="0cm" table:align="center" style:writing-mode="lr-tb"/>
    </style:style>
    <style:style style:name="Table1.A" style:family="table-column">
      <style:table-column-properties style:column-width="15.0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0.56cm" fo:margin-top="0cm" fo:margin-bottom="0cm" table:align="center" style:writing-mode="lr-tb"/>
    </style:style>
    <style:style style:name="Table2.A" style:family="table-column">
      <style:table-column-properties style:column-width="10.5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justify" style:justify-single-word="false"/>
      <style:text-properties officeooo:rsid="000634fc" officeooo:paragraph-rsid="000634fc"/>
    </style:style>
    <style:style style:name="P2" style:family="paragraph" style:parent-style-name="Standard">
      <style:paragraph-properties fo:text-align="justify" style:justify-single-word="false"/>
      <style:text-properties officeooo:rsid="000634fc" officeooo:paragraph-rsid="0026db17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34fc" officeooo:paragraph-rsid="000634f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9927" officeooo:paragraph-rsid="000f992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9927" officeooo:paragraph-rsid="0037742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72a3e" officeooo:paragraph-rsid="00072a3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4592a4" officeooo:paragraph-rsid="004592a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officeooo:paragraph-rsid="0037742f" style:font-size-asian="22pt" style:font-name-complex="Arial" style:font-size-complex="22pt"/>
    </style:style>
    <style:style style:name="P10" style:family="paragraph" style:parent-style-name="Standard">
      <style:text-properties fo:font-size="22pt" officeooo:paragraph-rsid="0037742f" style:font-size-asian="22pt" style:font-name-complex="Arial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paragraph-rsid="0037742f" style:font-size-asian="22pt" style:font-weight-asian="bold" style:font-name-complex="Arial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37742f" officeooo:paragraph-rsid="0037742f" style:font-size-asian="22pt" style:font-weight-asian="bold" style:font-name-complex="Arial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18pt" officeooo:paragraph-rsid="0037742f" style:font-size-asian="18pt" style:font-name-complex="Arial" style:font-size-complex="18pt"/>
    </style:style>
    <style:style style:name="P14" style:family="paragraph" style:parent-style-name="Standard">
      <style:text-properties fo:font-size="18pt" officeooo:paragraph-rsid="0037742f" style:font-size-asian="18pt" style:font-name-complex="Arial" style:font-size-complex="18pt"/>
    </style:style>
    <style:style style:name="P15" style:family="paragraph" style:parent-style-name="Standard">
      <style:text-properties fo:font-size="16pt" officeooo:paragraph-rsid="0037742f" style:font-size-asian="16pt" style:font-name-complex="Arial" style:font-size-complex="16pt"/>
    </style:style>
    <style:style style:name="P16" style:family="paragraph" style:parent-style-name="Standard">
      <style:text-properties officeooo:paragraph-rsid="0037742f"/>
    </style:style>
    <style:style style:name="P17" style:family="paragraph" style:parent-style-name="Standard">
      <style:paragraph-properties fo:text-align="center" style:justify-single-word="false"/>
      <style:text-properties officeooo:rsid="0037742f" officeooo:paragraph-rsid="0037742f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3c02e0" officeooo:paragraph-rsid="00072a3e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officeooo:rsid="00072a3e" officeooo:paragraph-rsid="00072a3e"/>
    </style:style>
    <style:style style:name="P20" style:family="paragraph" style:parent-style-name="Standard">
      <style:paragraph-properties fo:text-align="justify" style:justify-single-word="false"/>
      <style:text-properties officeooo:rsid="00119b81" officeooo:paragraph-rsid="000634fc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469ce5" officeooo:paragraph-rsid="00469ce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4706fb" officeooo:paragraph-rsid="004706f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072a3e" officeooo:paragraph-rsid="00072a3e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48b2d4" officeooo:paragraph-rsid="0048b2d4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49f716" officeooo:paragraph-rsid="0049f71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469ce5" officeooo:paragraph-rsid="0048b2d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48b2d4" officeooo:paragraph-rsid="0048b2d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49f716" officeooo:paragraph-rsid="0049f71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9f716" officeooo:paragraph-rsid="0049f71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rsid="004b1763" officeooo:paragraph-rsid="004b1763"/>
    </style:style>
    <style:style style:name="P31" style:family="paragraph" style:parent-style-name="Standard">
      <style:paragraph-properties fo:text-align="justify" style:justify-single-word="false"/>
      <style:text-properties officeooo:rsid="004b1763" officeooo:paragraph-rsid="004d087c"/>
    </style:style>
    <style:style style:name="P32" style:family="paragraph" style:parent-style-name="Standard">
      <style:paragraph-properties fo:text-align="justify" style:justify-single-word="false"/>
      <style:text-properties officeooo:rsid="004b1763" officeooo:paragraph-rsid="004fb22c"/>
    </style:style>
    <style:style style:name="P33" style:family="paragraph" style:parent-style-name="Standard">
      <style:paragraph-properties fo:text-align="justify" style:justify-single-word="false"/>
      <style:text-properties officeooo:rsid="004ee7d5" officeooo:paragraph-rsid="004ee7d5"/>
    </style:style>
    <style:style style:name="P3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4ee7d5" officeooo:paragraph-rsid="004ee7d5"/>
    </style:style>
    <style:style style:name="P3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110a" officeooo:paragraph-rsid="0052110a"/>
    </style:style>
    <style:style style:name="P36" style:family="paragraph" style:parent-style-name="Standard">
      <style:paragraph-properties fo:text-align="justify" style:justify-single-word="false"/>
      <style:text-properties officeooo:rsid="004fb22c" officeooo:paragraph-rsid="004fb22c"/>
    </style:style>
    <style:style style:name="P37" style:family="paragraph" style:parent-style-name="Standard">
      <style:paragraph-properties fo:text-align="justify" style:justify-single-word="false"/>
      <style:text-properties officeooo:rsid="000634fc" officeooo:paragraph-rsid="000634fc"/>
    </style:style>
    <style:style style:name="P38" style:family="paragraph" style:parent-style-name="Standard">
      <style:paragraph-properties fo:text-align="justify" style:justify-single-word="false"/>
      <style:text-properties officeooo:rsid="005116a2" officeooo:paragraph-rsid="005116a2"/>
    </style:style>
    <style:style style:name="T1" style:family="text">
      <style:text-properties officeooo:rsid="00072a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92a4" style:font-weight-asian="bold" style:font-weight-complex="bold"/>
    </style:style>
    <style:style style:name="T4" style:family="text">
      <style:text-properties fo:font-weight="bold" officeooo:rsid="004d087c" style:font-weight-asian="bold" style:font-weight-complex="bold"/>
    </style:style>
    <style:style style:name="T5" style:family="text">
      <style:text-properties fo:font-weight="bold" officeooo:rsid="004fb22c" style:font-weight-asian="bold" style:font-weight-complex="bold"/>
    </style:style>
    <style:style style:name="T6" style:family="text">
      <style:text-properties officeooo:rsid="0028a936"/>
    </style:style>
    <style:style style:name="T7" style:family="text">
      <style:text-properties fo:font-size="18pt" style:font-size-asian="18pt" style:font-name-complex="Arial" style:font-size-complex="18pt"/>
    </style:style>
    <style:style style:name="T8" style:family="text">
      <style:text-properties fo:font-size="22pt" fo:font-weight="bold" style:font-size-asian="22pt" style:font-weight-asian="bold" style:font-name-complex="Arial" style:font-size-complex="22pt"/>
    </style:style>
    <style:style style:name="T9" style:family="text">
      <style:text-properties fo:font-size="22pt" fo:font-weight="bold" officeooo:rsid="0037742f" style:font-size-asian="22pt" style:font-weight-asian="bold" style:font-name-complex="Arial" style:font-size-complex="22pt"/>
    </style:style>
    <style:style style:name="T10" style:family="text">
      <style:text-properties fo:font-size="16pt" style:font-size-asian="16pt" style:font-name-complex="Arial" style:font-size-complex="16pt"/>
    </style:style>
    <style:style style:name="T11" style:family="text">
      <style:text-properties fo:font-size="16pt" fo:font-weight="bold" officeooo:rsid="000f9927" style:font-size-asian="16pt" style:font-weight-asian="bold" style:font-name-complex="Arial" style:font-size-complex="16pt" style:font-weight-complex="bold"/>
    </style:style>
    <style:style style:name="T12" style:family="text">
      <style:text-properties officeooo:rsid="004592a4"/>
    </style:style>
    <style:style style:name="T13" style:family="text">
      <style:text-properties officeooo:rsid="0048b2d4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53b779"/>
    </style:style>
    <style:style style:name="T16" style:family="text">
      <style:text-properties style:text-underline-style="none" officeooo:rsid="0054bdbd"/>
    </style:style>
    <style:style style:name="T17" style:family="text">
      <style:text-properties officeooo:rsid="004d087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4fb22c" style:font-style-asian="normal" style:font-style-complex="normal"/>
    </style:style>
    <style:style style:name="T22" style:family="text">
      <style:text-properties fo:font-style="normal" style:text-underline-style="none" officeooo:rsid="004d087c" style:font-style-asian="normal" style:font-style-complex="normal"/>
    </style:style>
    <style:style style:name="T23" style:family="text">
      <style:text-properties fo:font-style="normal" style:text-underline-style="none" officeooo:rsid="005116a2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officeooo:rsid="005211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/>
      <text:p text:style-name="P5"/>
      <text:p text:style-name="P5"/>
      <text:p text:style-name="P5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Assignment 1</text:p>
            <text:p text:style-name="P17"><text:span text:style-name="T9">B</text:span><text:span text:style-name="T8">ioinformatics Programming and System Management</text:span></text:p>
            <text:p text:style-name="P11"/>
            <text:p text:style-name="P11"/>
          </table:table-cell>
        </table:table-row>
      </table:table>
      <text:p text:style-name="P9"/>
      <text:p text:style-name="P14"/>
      <text:p text:style-name="P13"/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/>
            <text:p text:style-name="P16"><text:span text:style-name="T10">Student Exam Number: </text:span><text:span text:style-name="T11">B034333-2019</text:span></text:p>
            <text:p text:style-name="P15"/>
          </table:table-cell>
        </table:table-row>
      </table:table>
      <text:p text:style-name="P13"/>
      <text:p text:style-name="P13"/>
      <text:p text:style-name="P13"/>
      <text:p text:style-name="P13"/>
      <text:p text:style-name="P6"><text:span text:style-name="T7">The file name of your uploaded document must include </text:span><text:bookmark text:name="_GoBack"/><text:span text:style-name="T7">your exam numbe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034333-2019 BPSM ASSIGNMENT <text:span text:style-name="T12">2</text:span></text:p>
      <text:p text:style-name="P3"/>
      <text:p text:style-name="P3"/>
      <text:p text:style-name="P4"><text:span text:style-name="T1">GITHUB PATH</text:span>:</text:p>
      <text:p text:style-name="P4"/>
      <text:p text:style-name="P1"><text:a xlink:type="simple" xlink:href="https://github.com/B034333-2019/Assignment2" text:style-name="Internet_20_link" text:visited-style-name="Visited_20_Internet_20_Link">https://github.com/B034333-2019/Assignment2</text:a> </text:p>
      <text:p text:style-name="P1"/>
      <text:p text:style-name="P4"><text:span text:style-name="T1">PASSWORD</text:span>:</text:p>
      <text:p text:style-name="P1"/>
      <text:p text:style-name="P1">Bioinf<text:span text:style-name="T6">o</text:span>2019</text:p>
      <text:p text:style-name="P1"/>
      <text:p text:style-name="P2"/>
      <text:p text:style-name="P7"><text:span text:style-name="T12">USER MANUAL</text:span>:</text:p>
      <text:p text:style-name="P7"/>
      <text:p text:style-name="P24">Please follow these steps to run the program:</text:p>
      <text:p text:style-name="P7"/>
      <text:p text:style-name="P26"><text:span text:style-name="T13">1. R</text:span>un the file “runme.py” <text:span text:style-name="T13">using python3</text:span>.</text:p>
      <text:p text:style-name="P26"><text:span text:style-name="T13">2. You will be prompted to enter the name of the protein group you wish to investigate, and confirm. If you make a mistake, you are able to re-enter your protein group.</text:span></text:p>
      <text:p text:style-name="P26"><text:span text:style-name="T13">3. You will then be asked to enter the taxonomic group of the organism(s) you wish to obtain protein sequences for. If you make a mistake, you are able to re-enter your taxonomic group.</text:span></text:p>
      <text:p text:style-name="P26"><text:span text:style-name="T13">4. You will be asked to confirm your choices.</text:span></text:p>
      <text:p text:style-name="P27">5. After confirming your choices, the program will download FASTA sequences for your search.</text:p>
      <text:p text:style-name="P28">6. The program will then run run a protein (BLASTP) against the downloaded sequences, and the run a sequence clustering program (PLOTCON) using the 250 most similar sequences. This graph will be saved locally and displayed to you. </text:p>
      <text:p text:style-name="P28">7. </text:p>
      <text:p text:style-name="P21"/>
      <text:p text:style-name="P21">You will be asked for the name of the protein family you wish to search for, and then the taxonomic group. </text:p>
      <text:p text:style-name="P21"/>
      <text:p text:style-name="P22">TO DO:</text:p>
      <text:p text:style-name="P22"/>
      <text:p text:style-name="P22">Efetch</text:p>
      <text:p text:style-name="P22"/>
      <text:p text:style-name="P22">Pullseq</text:p>
      <text:p text:style-name="P22"/>
      <text:p text:style-name="P22">Blastp to work out 250 most similar sequences</text:p>
      <text:p text:style-name="P22"/>
      <text:p text:style-name="P22">Plotcon</text:p>
      <text:p text:style-name="P22"/>
      <text:p text:style-name="P22">Prosite</text:p>
      <text:p text:style-name="P22"/>
      <text:p text:style-name="P22"/>
      <text:p text:style-name="P18"/>
      <text:p text:style-name="P19"><text:span text:style-name="T3">USER MANUAL FOR ADVANCED USERS</text:span><text:span text:style-name="T2">:</text:span></text:p>
      <text:p text:style-name="P7"/>
      <text:p text:style-name="P8">Contents</text:p>
      <text:p text:style-name="P8"/>
      <text:p text:style-name="P25">Variables:</text:p>
      <text:p text:style-name="P29">1. tg_var: </text:p>
      <text:p text:style-name="P25"/>
      <text:p text:style-name="P25"><text:soft-page-break/>Functions:</text:p>
      <text:p text:style-name="P1"/>
      <text:p text:style-name="P30">1. <text:span text:style-name="T4">t</text:span><text:span text:style-name="T2">est_pfn</text:span><text:span text:style-name="T4">():</text:span></text:p>
      <text:p text:style-name="P30"><text:span text:style-name="T2"/></text:p>
      <text:p text:style-name="P30"><text:span text:style-name="T19">Purpose:</text:span> to request user input of a protein family name and test against it.</text:p>
      <text:p text:style-name="P30"/>
      <text:p text:style-name="P32"><text:span text:style-name="T18">Mechanism:</text:span> this function requests a user input and places it into the variable pfn_var. While this input is true (i.e. given), two nested if/else loops check the input. The first if statement checks if pfn_var is a digit, in which case it requests the user to input text. <text:span text:style-name="T17">This repeats until text is entered. The function’s second if/else statement checks if the input is indeed correct. If Y is entered, the function returns pfn_var. If N is entered, the user is again requested to enter a protein family name. Entering anything else will cause the final else statement to run, which requests either a Y or N input.</text:span></text:p>
      <text:p text:style-name="P1"/>
      <text:p text:style-name="P1"/>
      <text:p text:style-name="P31"><text:span text:style-name="T17">2</text:span>. <text:span text:style-name="T4">t</text:span><text:span text:style-name="T2">est_</text:span><text:span text:style-name="T4">tg():</text:span></text:p>
      <text:p text:style-name="P31"><text:span text:style-name="T2"/></text:p>
      <text:p text:style-name="P31"><text:span text:style-name="T19">Purpose:</text:span> to request user input of a <text:span text:style-name="T17">taxonomy</text:span> and test against it.</text:p>
      <text:p text:style-name="P31"/>
      <text:p text:style-name="P31"><text:span text:style-name="T18">Mechanism:</text:span> <text:span text:style-name="T17">Similar to test_pfn(). </text:span>this function requests a user input and places it into the variable <text:span text:style-name="T17">tg_var</text:span>. While this input is true (i.e. given), two nested if/else loops check the input. The first if statement checks if <text:span text:style-name="T17">tg_var </text:span>is a digit, in which case it requests the user to input text. <text:span text:style-name="T17">This repeats until text is entered. The function’s second if/else statement checks if the input is indeed correct. If Y is entered, the function returns tg_var. If N is entered, the user is again requested to enter a taxonomy. Entering anything else will cause the final else statement to run, which requests either a Y or N input.</text:span></text:p>
      <text:p text:style-name="P1"/>
      <text:p text:style-name="P33">3. <text:span text:style-name="T2">search_database(</text:span><text:span text:style-name="T5">pfn_var, tg_var</text:span><text:span text:style-name="T2">):</text:span></text:p>
      <text:p text:style-name="P1"/>
      <text:p text:style-name="P34">Purpose:<text:span text:style-name="T20"> </text:span><text:span text:style-name="T21">to confirm user selection of protein family name and taxonomic group. </text:span></text:p>
      <text:p text:style-name="P34"><text:span text:style-name="T21"/></text:p>
      <text:p text:style-name="P36"><text:span text:style-name="T24">Mechanism:</text:span><text:span text:style-name="T20"> a very simple function that takes the inputs pfn_var and tg_var (returned by test_pfn() and test_tg() respectively) and asks the user if they are happy with their selection. It returns a tuple <text:s/>of pfn_var and tg_var if user replies Y, </text:span><text:span text:style-name="T23">which is saved in the variable final_search</text:span><text:span text:style-name="T20"> for further us in the script. If the user reply is N, they are requested to run the script again. </text:span><text:span text:style-name="T22">Entering anything else will cause the final else statement to run, which requests either a Y or N input.</text:span></text:p>
      <text:p text:style-name="P1"/>
      <text:p text:style-name="P38">4. <text:span text:style-name="T2">write_variables():</text:span></text:p>
      <text:p text:style-name="P38"/>
      <text:p text:style-name="P38"><text:span text:style-name="T18">Purpose:</text:span> a file created to contain the two variables input by the user in <text:span text:style-name="T25">test_pfn() and test_tg().</text:span></text:p>
      <text:p text:style-name="P38"/>
      <text:p text:style-name="P35">Mechanism:<text:span text:style-name="T14"> this function uses the subprocess.call() method to create a file via bash called variables.txt in the local folder, and writes pfn_var and tg_var to it </text:span><text:span text:style-name="T16">within a further variable called search_query</text:span><text:span text:style-name="T14">. </text:span><text:span text:style-name="T15">This is to allow the subsequence bashscript.sh to be able to access </text:span><text:span text:style-name="T16">this variable outside of the script for edirect suite calls. </text:span></text:p>
      <text:p text:style-name="P1"/>
      <text:p text:style-name="P1"/>
      <text:p text:style-name="P20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18:43.856000000</meta:creation-date>
    <dc:date>2019-11-08T09:11:04.721000000</dc:date>
    <meta:editing-duration>PT6H6M14S</meta:editing-duration>
    <meta:editing-cycles>52</meta:editing-cycles>
    <meta:generator>LibreOffice/6.2.8.2$Windows_X86_64 LibreOffice_project/f82ddfca21ebc1e222a662a32b25c0c9d20169ee</meta:generator>
    <meta:document-statistic meta:table-count="2" meta:image-count="0" meta:object-count="0" meta:page-count="4" meta:paragraph-count="42" meta:word-count="644" meta:character-count="3818" meta:non-whitespace-character-count="3208"/>
    <meta:user-defined meta:name="Mendeley Citation Style_1">http://www.zotero.org/styles/apa</meta:user-defined>
    <meta:user-defined meta:name="Mendeley Document_1">True</meta:user-defined>
    <meta:user-defined meta:name="Mendeley Unique User Id_1">e95778e8-4642-3932-b5ac-38488af4473b</meta:user-defined>
  </office:meta>
</office:document-meta>
</file>